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6e31" officeooo:paragraph-rsid="00156e31"/>
    </style:style>
    <style:style style:name="P2" style:family="paragraph" style:parent-style-name="Text_20_body">
      <style:text-properties officeooo:rsid="00156e31" officeooo:paragraph-rsid="001847eb"/>
    </style:style>
    <style:style style:name="P3" style:family="paragraph" style:parent-style-name="Text_20_body">
      <style:text-properties officeooo:rsid="0015c91b" officeooo:paragraph-rsid="001847eb"/>
    </style:style>
    <style:style style:name="P4" style:family="paragraph" style:parent-style-name="Text_20_body">
      <style:text-properties officeooo:rsid="00218d80" officeooo:paragraph-rsid="00218d80"/>
    </style:style>
    <style:style style:name="P5" style:family="paragraph" style:parent-style-name="Text_20_body">
      <style:text-properties officeooo:rsid="00238bdc" officeooo:paragraph-rsid="00238bdc"/>
    </style:style>
    <style:style style:name="P6" style:family="paragraph" style:parent-style-name="Text_20_body">
      <style:text-properties officeooo:rsid="002536ba" officeooo:paragraph-rsid="002536ba"/>
    </style:style>
    <style:style style:name="P7" style:family="paragraph" style:parent-style-name="Text_20_body">
      <style:text-properties officeooo:rsid="0027c675" officeooo:paragraph-rsid="0027c675"/>
    </style:style>
    <style:style style:name="P8" style:family="paragraph" style:parent-style-name="Text_20_body" style:list-style-name="L1">
      <style:text-properties officeooo:rsid="00156e31" officeooo:paragraph-rsid="001847eb"/>
    </style:style>
    <style:style style:name="P9" style:family="paragraph" style:parent-style-name="Text_20_body" style:list-style-name="L1">
      <style:text-properties officeooo:rsid="00156e31" officeooo:paragraph-rsid="001c2462"/>
    </style:style>
    <style:style style:name="P10" style:family="paragraph" style:parent-style-name="Text_20_body" style:list-style-name="L3">
      <style:text-properties officeooo:rsid="00156e31" officeooo:paragraph-rsid="00156e31"/>
    </style:style>
    <style:style style:name="P11" style:family="paragraph" style:parent-style-name="Text_20_body" style:list-style-name="L2">
      <style:text-properties officeooo:rsid="0015c91b" officeooo:paragraph-rsid="001847eb"/>
    </style:style>
    <style:style style:name="P12" style:family="paragraph" style:parent-style-name="Text_20_body" style:list-style-name="L3">
      <style:text-properties officeooo:rsid="0015c91b" officeooo:paragraph-rsid="0015c91b"/>
    </style:style>
    <style:style style:name="P13" style:family="paragraph" style:parent-style-name="Text_20_body" style:list-style-name="L3">
      <style:text-properties officeooo:rsid="001bf61f" officeooo:paragraph-rsid="001bf61f"/>
    </style:style>
    <style:style style:name="P14" style:family="paragraph" style:parent-style-name="Text_20_body" style:list-style-name="L3">
      <style:text-properties officeooo:rsid="001bf61f" officeooo:paragraph-rsid="001dceb0"/>
    </style:style>
    <style:style style:name="P15" style:family="paragraph" style:parent-style-name="Text_20_body" style:list-style-name="L5">
      <style:text-properties officeooo:rsid="001bf61f" officeooo:paragraph-rsid="001bf61f"/>
    </style:style>
    <style:style style:name="P16" style:family="paragraph" style:parent-style-name="Text_20_body" style:list-style-name="L3">
      <style:text-properties officeooo:rsid="001cadb7" officeooo:paragraph-rsid="001cadb7"/>
    </style:style>
    <style:style style:name="P17" style:family="paragraph" style:parent-style-name="Text_20_body" style:list-style-name="L9">
      <style:text-properties officeooo:rsid="001cadb7" officeooo:paragraph-rsid="001cadb7"/>
    </style:style>
    <style:style style:name="P18" style:family="paragraph" style:parent-style-name="Text_20_body" style:list-style-name="L10">
      <style:text-properties officeooo:rsid="001cadb7" officeooo:paragraph-rsid="001cadb7"/>
    </style:style>
    <style:style style:name="P19" style:family="paragraph" style:parent-style-name="Text_20_body" style:list-style-name="L3">
      <style:text-properties officeooo:rsid="001dceb0" officeooo:paragraph-rsid="001dceb0"/>
    </style:style>
    <style:style style:name="P20" style:family="paragraph" style:parent-style-name="Text_20_body" style:list-style-name="L11">
      <style:text-properties officeooo:rsid="001dceb0" officeooo:paragraph-rsid="001dceb0"/>
    </style:style>
    <style:style style:name="P21" style:family="paragraph" style:parent-style-name="Text_20_body" style:list-style-name="L12">
      <style:text-properties officeooo:rsid="001dceb0" officeooo:paragraph-rsid="001dceb0"/>
    </style:style>
    <style:style style:name="P22" style:family="paragraph" style:parent-style-name="Text_20_body" style:list-style-name="L13">
      <style:text-properties officeooo:rsid="001dceb0" officeooo:paragraph-rsid="001dceb0"/>
    </style:style>
    <style:style style:name="P23" style:family="paragraph" style:parent-style-name="Text_20_body" style:list-style-name="L14">
      <style:text-properties officeooo:rsid="001dceb0" officeooo:paragraph-rsid="001dceb0"/>
    </style:style>
    <style:style style:name="P24" style:family="paragraph" style:parent-style-name="Text_20_body" style:list-style-name="L4">
      <style:text-properties officeooo:rsid="0019eb47" officeooo:paragraph-rsid="0019eb47"/>
    </style:style>
    <style:style style:name="P25" style:family="paragraph" style:parent-style-name="Text_20_body" style:list-style-name="L15">
      <style:text-properties officeooo:rsid="0019eb47" officeooo:paragraph-rsid="001ee990"/>
    </style:style>
    <style:style style:name="P26" style:family="paragraph" style:parent-style-name="Text_20_body" style:list-style-name="L5">
      <style:text-properties officeooo:rsid="00238bdc" officeooo:paragraph-rsid="00238bdc"/>
    </style:style>
    <style:style style:name="P27" style:family="paragraph" style:parent-style-name="Text_20_body" style:list-style-name="L5">
      <style:text-properties officeooo:rsid="001c2462" officeooo:paragraph-rsid="001c2462"/>
    </style:style>
    <style:style style:name="P28" style:family="paragraph" style:parent-style-name="Text_20_body" style:list-style-name="L6">
      <style:text-properties officeooo:rsid="001c2462" officeooo:paragraph-rsid="001c2462"/>
    </style:style>
    <style:style style:name="P29" style:family="paragraph" style:parent-style-name="Text_20_body" style:list-style-name="L6">
      <style:text-properties officeooo:rsid="001c2462" officeooo:paragraph-rsid="001cadb7"/>
    </style:style>
    <style:style style:name="P30" style:family="paragraph" style:parent-style-name="Text_20_body" style:list-style-name="L6">
      <style:text-properties officeooo:rsid="001c2462" officeooo:paragraph-rsid="0027c675"/>
    </style:style>
    <style:style style:name="P31" style:family="paragraph" style:parent-style-name="Text_20_body" style:list-style-name="L8">
      <style:text-properties officeooo:rsid="001c2462" officeooo:paragraph-rsid="001c2462"/>
    </style:style>
    <style:style style:name="P32" style:family="paragraph" style:parent-style-name="Text_20_body" style:list-style-name="L7">
      <style:text-properties officeooo:paragraph-rsid="00238bdc"/>
    </style:style>
    <style:style style:name="P33" style:family="paragraph" style:parent-style-name="Text_20_body" style:list-style-name="L15">
      <style:text-properties officeooo:rsid="001ee990" officeooo:paragraph-rsid="001ee990"/>
    </style:style>
    <style:style style:name="P34" style:family="paragraph" style:parent-style-name="Text_20_body">
      <style:text-properties officeooo:paragraph-rsid="0015c91b"/>
    </style:style>
    <style:style style:name="P35" style:family="paragraph" style:parent-style-name="Text_20_body">
      <style:text-properties officeooo:rsid="002e09f5" officeooo:paragraph-rsid="002e09f5"/>
    </style:style>
    <style:style style:name="P36" style:family="paragraph" style:parent-style-name="Heading_20_1">
      <style:text-properties officeooo:rsid="001bf61f" officeooo:paragraph-rsid="001bf61f"/>
    </style:style>
    <style:style style:name="P37" style:family="paragraph" style:parent-style-name="Heading_20_1">
      <style:text-properties officeooo:rsid="001c2462" officeooo:paragraph-rsid="001c2462"/>
    </style:style>
    <style:style style:name="P38" style:family="paragraph" style:parent-style-name="Heading_20_1">
      <style:text-properties officeooo:rsid="001cadb7" officeooo:paragraph-rsid="001cadb7"/>
    </style:style>
    <style:style style:name="P39" style:family="paragraph" style:parent-style-name="Heading_20_1">
      <style:text-properties officeooo:paragraph-rsid="001cadb7"/>
    </style:style>
    <style:style style:name="P40" style:family="paragraph" style:parent-style-name="Heading_20_1" style:master-page-name="">
      <style:paragraph-properties fo:hyphenation-ladder-count="no-limit" style:page-number="auto" fo:break-before="page"/>
      <style:text-properties officeooo:rsid="001847eb" officeooo:paragraph-rsid="001847eb" fo:hyphenate="false" fo:hyphenation-remain-char-count="2" fo:hyphenation-push-char-count="2"/>
    </style:style>
    <style:style style:name="P41" style:family="paragraph" style:parent-style-name="Heading_20_2">
      <style:paragraph-properties fo:break-before="page"/>
    </style:style>
    <style:style style:name="T1" style:family="text">
      <style:text-properties officeooo:rsid="00156e31"/>
    </style:style>
    <style:style style:name="T2" style:family="text">
      <style:text-properties fo:language="en" fo:country="US"/>
    </style:style>
    <style:style style:name="T3" style:family="text">
      <style:text-properties officeooo:rsid="0019eb47"/>
    </style:style>
    <style:style style:name="T4" style:family="text">
      <style:text-properties officeooo:rsid="001be33b"/>
    </style:style>
    <style:style style:name="T5" style:family="text">
      <style:text-properties officeooo:rsid="001cadb7"/>
    </style:style>
    <style:style style:name="T6" style:family="text">
      <style:text-properties officeooo:rsid="001dceb0"/>
    </style:style>
    <style:style style:name="T7" style:family="text">
      <style:text-properties officeooo:rsid="001ff04e"/>
    </style:style>
    <style:style style:name="T8" style:family="text">
      <style:text-properties officeooo:rsid="00238bdc"/>
    </style:style>
    <style:style style:name="T9" style:family="text">
      <style:text-properties officeooo:rsid="002536ba"/>
    </style:style>
    <style:style style:name="T10" style:family="text">
      <style:text-properties officeooo:rsid="0027c675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DdeLink__240_2124455931"/>DIY — <text:span text:style-name="T2">Store.</text:span></text:p>
      <text:h text:style-name="Heading_20_1" text:outline-level="1">Описание проекта.</text:h>
      <text:p text:style-name="P34"><text:span text:style-name="T3">DIY-Stroe - <text:s/>это в</text:span>еб-сервис для «домашних мастеров» для удобного размещения <text:span text:style-name="T7">своих изделий</text:span> в целях продажи, <text:span text:style-name="T1">выставки или в иных целях. </text:span></text:p>
      <text:p text:style-name="P35">«Мастер» - зарегистрированный клиент сервиса</text:p>
      <text:p text:style-name="P35">«Пользователь» - незарегистрированный клиент сервиса</text:p>
      <text:h text:style-name="Heading_20_2" text:outline-level="2">Мастер может :</text:h>
      <text:list xml:id="list7432453857594143289" text:style-name="L1">
        <text:list-item>
          <text:p text:style-name="P8">добавлять, удалять и редактировать свои изделия</text:p>
        </text:list-item>
        <text:list-item>
          <text:p text:style-name="P8">добавлять фотографию изделия, описание, цену</text:p>
        </text:list-item>
        <text:list-item>
          <text:p text:style-name="P8">получать уведомления от пользователей, читать и удалять уведомления. </text:p>
        </text:list-item>
        <text:list-item>
          <text:p text:style-name="P8">Мастер может выполнять все действия, предусмотренные для пользователя кроме регистрации{...}</text:p>
        </text:list-item>
      </text:list>
      <text:p text:style-name="P2">Для продажи изделия мастер связывается с клиентом не используя сервис. </text:p>
      <text:h text:style-name="Heading_20_2" text:outline-level="2">Пользователь может:</text:h>
      <text:list xml:id="list100241717947314" text:continue-numbering="true" text:style-name="L1">
        <text:list-item>
          <text:p text:style-name="P9">регистрироваться в сервисе и становиться мастером</text:p>
        </text:list-item>
      </text:list>
      <text:list xml:id="list4320993145619751702" text:style-name="L2">
        <text:list-item>
          <text:p text:style-name="P11">просматривать случайные изделия на главной странице</text:p>
        </text:list-item>
        <text:list-item>
          <text:p text:style-name="P11">искать отдел мастера по имени</text:p>
        </text:list-item>
        <text:list-item>
          <text:p text:style-name="P11">переходить в магазин мастера по ссылке, полученной от мастера</text:p>
        </text:list-item>
        <text:list-item>
          <text:p text:style-name="P11">просматривать изделия мастера, описание, фотографии, цену</text:p>
        </text:list-item>
        <text:list-item>
          <text:p text:style-name="P11">отправить текстовое сообщение мастеру о намерении приобрести изделие со страницы изделия. </text:p>
        </text:list-item>
      </text:list>
      <text:p text:style-name="P3">Пользователь сам оставляет данные для обратной связи.<text:bookmark-end text:name="__DdeLink__240_2124455931"/></text:p>
      <text:p text:style-name="P1"/>
      <text:h text:style-name="P41" text:outline-level="2">Сервис содержит страницы:</text:h>
      <text:list xml:id="list6613926402392046123" text:style-name="L3">
        <text:list-item>
          <text:p text:style-name="P10">Главная страница</text:p>
        </text:list-item>
        <text:list-item>
          <text:p text:style-name="P10">Страница регистрации мастера</text:p>
        </text:list-item>
        <text:list-item>
          <text:p text:style-name="P13">Страница результата регистрации (успех / неудача)</text:p>
        </text:list-item>
        <text:list-item>
          <text:p text:style-name="P13">Страница авторизации</text:p>
        </text:list-item>
        <text:list-item>
          <text:p text:style-name="P13">Страница результата авторизации (успех / неудача)</text:p>
        </text:list-item>
        <text:list-item>
          <text:p text:style-name="P10">Страница личного кабинета мастера</text:p>
        </text:list-item>
        <text:list-item>
          <text:p text:style-name="P16">Страница изделия</text:p>
        </text:list-item>
        <text:list-item>
          <text:p text:style-name="P10">Страница добавления / редактирования изделия</text:p>
        </text:list-item>
        <text:list-item>
          <text:p text:style-name="P10">Страница отдела мастера</text:p>
        </text:list-item>
        <text:list-item>
          <text:p text:style-name="P12">Страница уведомлений о заказе мастера.</text:p>
        </text:list-item>
        <text:list-item>
          <text:p text:style-name="P19">Страница уведомления</text:p>
        </text:list-item>
        <text:list-item>
          <text:p text:style-name="P14">Страница результатов поиска</text:p>
        </text:list-item>
      </text:list>
      <text:h text:style-name="P40" text:outline-level="1">Главная страница</text:h>
      <text:list xml:id="list1303022452976128040" text:style-name="L4">
        <text:list-item>
          <text:p text:style-name="P24">Список случайных изделий мастеров</text:p>
        </text:list-item>
        <text:list-item>
          <text:p text:style-name="P24">Поле для ввода имени мастера для поиска отдела с кнопкой «поиск»</text:p>
        </text:list-item>
        <text:list-item>
          <text:p text:style-name="P24">Кнопк<text:span text:style-name="T4">и</text:span> «регистрация» <text:span text:style-name="T4">и «вход»</text:span> для не авторизованных пользователей либо кнопку «мой отдел» <text:span text:style-name="T4">и «уведомления» </text:span>для авторизованных пользователей</text:p>
        </text:list-item>
      </text:list>
      <text:p text:style-name="P4">При нажатии на изделие, пользователь переходит на страницу этого изделия</text:p>
      <text:p text:style-name="P4">При нажатии на кнопку «поиск» пользователь переходит на страницу с результатами поиска по запросу, введенному в поле поиска.</text:p>
      <text:p text:style-name="P4">Если пользователь не авторизован, то на странице отображаются кнопки «регистрация» и «вход». При нажатии на кнопку «регистрация», пользователь переходит на страницу регистрации. При нажатии на кнопку «вход», пользователь переходит на страницу авторизации.</text:p>
      <text:p text:style-name="P4">Если пользователь авторизован, то на странице отображаются кнопки «мой отдел» и «уведомления». При нажатии на кнопку «мой отдел», пользователь переходит на страницу личного кабинета. При нажатии на кнопку «уведомления», пользователь переходит на страницу уведомлений.</text:p>
      <text:h text:style-name="P36" text:outline-level="1">Страница регистрации мастера</text:h>
      <text:list xml:id="list814787607511843963" text:style-name="L5">
        <text:list-item>
          <text:p text:style-name="P15">Поле для ввода имени отдела</text:p>
        </text:list-item>
        <text:list-item>
          <text:p text:style-name="P15">Поле для ввода электронной почты</text:p>
        </text:list-item>
        <text:list-item>
          <text:p text:style-name="P15">Поле для ввода пароля</text:p>
        </text:list-item>
        <text:list-item>
          <text:p text:style-name="P26">Поле для подтверждения пароля</text:p>
        </text:list-item>
        <text:list-item>
          <text:p text:style-name="P27">Кнопка отправки введенных данных</text:p>
        </text:list-item>
      </text:list>
      <text:p text:style-name="P5">Поле для ввода имени отдела имеет рядом текстовое сообщение-подсказку о допустимых символах.</text:p>
      <text:p text:style-name="P5">Поле для ввода электронной почты имеет рядом сообщение-подсказку о формате ввода электронной почты и допустимых символах.</text:p>
      <text:p text:style-name="P5">Поле для ввода пароля и поле для ввода подтверждения пароля имеют рядом сообщение-подсказку о допустимой длине пароля и допустимых символах.</text:p>
      <text:p text:style-name="P4">При нажатии на кнопку отправки введенных данных, происходит попытка регистрации пользователя в системе. <text:span text:style-name="T8">Происходит проверка корректности имени отдела, доступности имени отдела, корректности электронной почты, корректности пароля, совпадения подтверждения пароля с паролем. Пользователь переходит на страницу результата регистрации.</text:span></text:p>
      <text:h text:style-name="P37" text:outline-level="1"><text:soft-page-break/>Страница результата регистрации</text:h>
      <text:list xml:id="list3061978019980786001" text:style-name="L6">
        <text:list-item>
          <text:p text:style-name="P28">Текстовое сообщение о результате регистрации пользователя в сервисе</text:p>
        </text:list-item>
        <text:list-item>
          <text:p text:style-name="P28">Кнопка «повторить» для перехода на страницу регистрации в случае неудачи, либо кнопка «мой отдел» для перехода в личный кабинет мастера в случае удачной регистрации</text:p>
        </text:list-item>
      </text:list>
      <text:p text:style-name="P5">При успешной попытке регистрации на странице выводится текстовое сообщение «Вы успешно зарегистрированы в системе» и кнопка «мой отдел». При нажатии на кнопку «мой отдел» пользователь переходит на страницу личного кабинета.</text:p>
      <text:p text:style-name="P5">При неуспешной попытке регистрации на странице выводится текстовое сообщение о том, какие из введенных данных некорректны:</text:p>
      <text:list xml:id="list2764200051471770506" text:style-name="L7">
        <text:list-item>
          <text:p text:style-name="P32">«<text:span text:style-name="T9">Введите корректное имя отдела» - если не пройдена проверка корректности ввода имени отдела</text:span></text:p>
        </text:list-item>
        <text:list-item>
          <text:p text:style-name="P32">«<text:span text:style-name="T9">Имя отдела занято, введите другое имя» - если не пройдена проверка доступности имени отдела</text:span></text:p>
        </text:list-item>
        <text:list-item>
          <text:p text:style-name="P32">«<text:span text:style-name="T9">Введите корректный адрес электронной почты» - если не пройдена проверка корректности электронной почты</text:span></text:p>
        </text:list-item>
        <text:list-item>
          <text:p text:style-name="P32">«<text:span text:style-name="T9">Введите корректный пароль» - если не пройдена проверка корректности пароля</text:span></text:p>
        </text:list-item>
        <text:list-item>
          <text:p text:style-name="P32">«<text:span text:style-name="T9">Пароль и подтверждение должны совпадать» - если не пройдена проверка совпадения пароля с подтверждением пароля</text:span></text:p>
        </text:list-item>
      </text:list>
      <text:p text:style-name="P6">Так же при неуспешной попытке регистрации выводится кнопка «повторить». При нажатии на кнопку «повторить» пользователь переходит на страницу регистрации.</text:p>
      <text:h text:style-name="P37" text:outline-level="1">Страница авторизации</text:h>
      <text:list xml:id="list3850928613230928179" text:style-name="L8">
        <text:list-item>
          <text:p text:style-name="P31">Поле для ввода имени отдела</text:p>
        </text:list-item>
        <text:list-item>
          <text:p text:style-name="P31">Поле для ввода пароля</text:p>
        </text:list-item>
        <text:list-item>
          <text:p text:style-name="P31">Кнопка отправки введенных данных</text:p>
        </text:list-item>
      </text:list>
      <text:p text:style-name="P7"><text:bookmark-start text:name="__DdeLink__222_812968816"/>При нажатии на кнопку отправки данных происходит попытка авторизации пользователя в системе. Проверяется корректность введенных данных, наличие введенного имени отдела в зарегистрированных именах, совпадение пароля с зарегистрированным паролем.</text:p>
      <text:p text:style-name="P7">При успешной авторизации пользователь переходит на страницу личного кабинета.</text:p>
      <text:p text:style-name="P7">При неуспешной авторизации пользователь переходит на страницу неуспешной авторизации.<text:bookmark-end text:name="__DdeLink__222_812968816"/></text:p>
      <text:h text:style-name="P37" text:outline-level="1">Страница <text:span text:style-name="T10">неуспешной</text:span> авторизации</text:h>
      <text:list xml:id="list100240487849931" text:continue-list="list3061978019980786001" text:style-name="L6">
        <text:list-item>
          <text:p text:style-name="P29">Текстовое сообщение о результате <text:span text:style-name="T5">авторизации</text:span> пользователя в сервисе</text:p>
        </text:list-item>
        <text:list-item>
          <text:p text:style-name="P30"><text:soft-page-break/>Поле для ввода имени отдела</text:p>
        </text:list-item>
        <text:list-item>
          <text:p text:style-name="P30">Поле для ввода пароля</text:p>
        </text:list-item>
        <text:list-item>
          <text:p text:style-name="P30">Кнопка отправки введенных данных</text:p>
        </text:list-item>
      </text:list>
      <text:p text:style-name="P7">На странице выводится текстовое сообщение «введены неверные данные»</text:p>
      <text:p text:style-name="P7">При нажатии на кнопку отправки данных происходит попытка авторизации пользователя в системе. Проверяется корректность введенных данных, наличие введенного имени отдела в зарегистрированных именах, совпадение пароля с зарегистрированным паролем.</text:p>
      <text:p text:style-name="P7">При успешной авторизации пользователь переходит на страницу личного кабинета.</text:p>
      <text:p text:style-name="P7">При неуспешной авторизации пользователь переходит на страницу неуспешной авторизации.</text:p>
      <text:h text:style-name="P38" text:outline-level="1">Страница личного кабинета мастера</text:h>
      <text:list xml:id="list6047229544641726213" text:style-name="L9">
        <text:list-item>
          <text:p text:style-name="P17">Список изделий мастера с кнопками «удалить» и «редактировать» для каждого изделия</text:p>
        </text:list-item>
        <text:list-item>
          <text:p text:style-name="P17">Кнопка «добавить изделие»</text:p>
        </text:list-item>
        <text:list-item>
          <text:p text:style-name="P17">Кнопка «уведомления»</text:p>
        </text:list-item>
      </text:list>
      <text:h text:style-name="P39" text:outline-level="1">Страница изделия</text:h>
      <text:list xml:id="list1923729637592282733" text:style-name="L10">
        <text:list-item>
          <text:p text:style-name="P18">Фотография изделия с кнопками «предыдущая» и «следующая»</text:p>
        </text:list-item>
        <text:list-item>
          <text:p text:style-name="P18">Описание изделия</text:p>
        </text:list-item>
        <text:list-item>
          <text:p text:style-name="P18">Цена изделия</text:p>
        </text:list-item>
        <text:list-item>
          <text:p text:style-name="P18">Поле для ввода сообщения с кнопкой «отправить»</text:p>
        </text:list-item>
      </text:list>
      <text:h text:style-name="Heading_20_1" text:outline-level="1">Страница добавления / редактирования изделия</text:h>
      <text:list xml:id="list2265143404458021074" text:style-name="L11">
        <text:list-item>
          <text:p text:style-name="P20">Список фотографий изделия с кнопками «удалить»</text:p>
        </text:list-item>
        <text:list-item>
          <text:p text:style-name="P20">Форма для добавления фотографии</text:p>
        </text:list-item>
        <text:list-item>
          <text:p text:style-name="P20">Поле для ввода описания</text:p>
        </text:list-item>
        <text:list-item>
          <text:p text:style-name="P20">Поле для ввода цены</text:p>
        </text:list-item>
        <text:list-item>
          <text:p text:style-name="P20">Кнопка «сохранить»</text:p>
        </text:list-item>
      </text:list>
      <text:h text:style-name="Heading_20_1" text:outline-level="1">Страница <text:span text:style-name="T6">отдела</text:span> мастера</text:h>
      <text:list xml:id="list6913904562253699810" text:style-name="L12">
        <text:list-item>
          <text:p text:style-name="P21">Список изделий с возможностью перехода к конкретному изделию</text:p>
        </text:list-item>
      </text:list>
      <text:h text:style-name="Heading_20_1" text:outline-level="1"><text:soft-page-break/>Страница уведомлений о заказе мастера.</text:h>
      <text:list xml:id="list2369691749104864528" text:style-name="L13">
        <text:list-item>
          <text:p text:style-name="P22">Список уведомлений с кнопками «открыть» и «удалить»</text:p>
        </text:list-item>
      </text:list>
      <text:h text:style-name="Heading_20_1" text:outline-level="1">Страница уведомления</text:h>
      <text:list xml:id="list7310335893007441229" text:style-name="L14">
        <text:list-item>
          <text:p text:style-name="P23">Текстовое сообщение от пользователя</text:p>
        </text:list-item>
        <text:list-item>
          <text:p text:style-name="P23">Ссылка или кнопка для перехода к изделию, с которого пользователь отправил уведомление</text:p>
        </text:list-item>
      </text:list>
      <text:h text:style-name="Heading_20_1" text:outline-level="1">Страница результатов поиска</text:h>
      <text:list xml:id="list1219618712330056034" text:style-name="L15">
        <text:list-item>
          <text:p text:style-name="P25">Поле для ввода имени мастера для поиска отдела с кнопкой «поиск»</text:p>
        </text:list-item>
        <text:list-item>
          <text:p text:style-name="P33">Список мастеров, удовлетворяющих результатам поиска со ссылками или кнопками для переход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style:page-number="auto" style:shadow="non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9:07:50.677181889</meta:creation-date>
    <dc:date>2017-04-15T10:02:40.090014208</dc:date>
    <meta:editing-duration>PT1H47M3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6" meta:paragraph-count="102" meta:word-count="909" meta:character-count="6645" meta:non-whitespace-character-count="5894"/>
  </office:meta>
</office:document-meta>
</file>